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6593976" text:id="ct186593976">
          <text:insertion>
            <office:change-info>
              <dc:creator>Gauthier Bastien</dc:creator>
              <dc:date>2012-03-16T14:42:00</dc:date>
            </office:change-info>
          </text:insertion>
        </text:changed-region>
        <text:changed-region xml:id="ct186594088" text:id="ct186594088">
          <text:insertion>
            <office:change-info>
              <dc:creator>Gauthier Bastien</dc:creator>
              <dc:date>2012-03-16T14:41:00</dc:date>
            </office:change-info>
          </text:insertion>
        </text:changed-region>
        <text:changed-region xml:id="ct186593248" text:id="ct186593248">
          <text:insertion>
            <office:change-info>
              <dc:creator>Gauthier Bastien</dc:creator>
              <dc:date>2012-03-16T14:41:00</dc:date>
            </office:change-info>
          </text:insertion>
        </text:changed-region>
        <text:changed-region xml:id="ct186953272" text:id="ct18695327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6957488" text:id="ct18695748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6980384" text:id="ct186980384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86955640" text:id="ct186955640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I. COMMISSION DE L'ENSEIGNEMENT, DE LA CULTURE ET DES SPORTS</text:p>
      <text:p text:style-name="P4">(<text:change-start text:change-id="ct186593976"/>self.utranslate("weekday_%s" % self.getPreMeetingDate_2().aDay().lower(), domain="plonelocales")<text:change-end text:change-id="ct186593976"/> <text:change-start text:change-id="ct186594088"/>tool.formatDate(self.getPreMeetingDate_2(), withHour=True)<text:change-end text:change-id="ct186594088"/>, <text:change-start text:change-id="ct186593248"/>self.getPreMeetingPlace_2()<text:change-end text:change-id="ct186593248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</text:span><text:span text:style-name="T2">tool.toHTMLStrikedContent</text:span><text:span text:style-name="T2">(self.getPreMeetingAssembly_2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enseignement',], renumber=True)</text:span></text:p></office:annotation></text:span><text:change-start text:change-id="ct186953272"/><text:span text:style-name="T1">item[0]</text:span><text:change-end text:change-id="ct186953272"/><text:span text:style-name="T1">. </text:span><text:change-start text:change-id="ct186957488"/><text:span text:style-name="T1">item[1].Title()</text:span><text:change-end text:change-id="ct186957488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enseignement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enseignement</text:span><text:span text:style-name="T3">-1er-supplement',], renumber=True, firstNumber=len(</text:span><text:span text:style-name="T2">self.adapted().getPrintableItems(itemUids, categories=['commission-enseignement',], renumber=True)</text:span><text:span text:style-name="T3">)+1)</text:span></text:p></office:annotation></text:span><text:change-start text:change-id="ct186980384"/><text:span text:style-name="T1">item[0]</text:span><text:change-end text:change-id="ct186980384"/><text:span text:style-name="T1">. </text:span><text:change-start text:change-id="ct186955640"/><text:span text:style-name="T1">item[1].Title()</text:span><text:change-end text:change-id="ct186955640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1:58</dc:date>
    <dc:creator>Gauthier Bastien</dc:creator>
    <meta:editing-duration>PT3H5M16S</meta:editing-duration>
    <meta:editing-cycles>51</meta:editing-cycles>
    <meta:generator>LibreOffice/3.5$Linux_x86 LibreOffice_project/350m1$Build-2</meta:generator>
    <meta:document-statistic meta:table-count="2" meta:image-count="0" meta:object-count="0" meta:page-count="1" meta:paragraph-count="10" meta:word-count="38" meta:character-count="399" meta:non-whitespace-character-count="374"/>
  </office:meta>
</office:document-meta>
</file>